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2" style:parent-style-name="LO-Normal" style:family="paragraph">
      <style:paragraph-properties fo:margin-bottom="0in" fo:margin-right="-1.1812in"/>
    </style:style>
    <style:style style:name="T102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240872269Z</text:p>
        </text:list-item>
        <text:list-item>
          <text:p text:style-name="P307">BR2488651658797</text:p>
        </text:list-item>
        <text:list-item>
          <text:p text:style-name="P308">BR242768562742L</text:p>
        </text:list-item>
        <text:list-item>
          <text:p text:style-name="P309">BR246858278381L</text:p>
        </text:list-item>
        <text:list-item>
          <text:p text:style-name="P310">BR240786733700R</text:p>
        </text:list-item>
        <text:list-item>
          <text:p text:style-name="P311">BR247100875246H</text:p>
        </text:list-item>
        <text:list-item>
          <text:p text:style-name="P312">BR241205304536I</text:p>
        </text:list-item>
        <text:list-item>
          <text:p text:style-name="P313">BR2438943040812</text:p>
        </text:list-item>
        <text:list-item>
          <text:p text:style-name="P314">BR247258644532A</text:p>
        </text:list-item>
        <text:list-item>
          <text:p text:style-name="P315">BR2455358414815</text:p>
        </text:list-item>
        <text:list-item>
          <text:p text:style-name="P316">BR2446429150999</text:p>
        </text:list-item>
        <text:list-item>
          <text:p text:style-name="P317">BR243375093627U</text:p>
        </text:list-item>
        <text:list-item>
          <text:p text:style-name="P318">BR2408310622131</text:p>
        </text:list-item>
        <text:list-item>
          <text:p text:style-name="P319">BR240781458882Q</text:p>
        </text:list-item>
        <text:list-item>
          <text:p text:style-name="P320">BR247717759230W</text:p>
        </text:list-item>
        <text:list-item>
          <text:p text:style-name="P321">BR2404393625650</text:p>
        </text:list-item>
        <text:list-item>
          <text:p text:style-name="P322">BR243791809252K</text:p>
        </text:list-item>
        <text:list-item>
          <text:p text:style-name="P323">BR2404013042836</text:p>
        </text:list-item>
        <text:list-item>
          <text:p text:style-name="P324">BR244676408754O</text:p>
        </text:list-item>
        <text:list-item>
          <text:p text:style-name="P325">BR2422788934100</text:p>
        </text:list-item>
        <text:list-item>
          <text:p text:style-name="P326">BR2464233491627</text:p>
        </text:list-item>
        <text:list-item>
          <text:p text:style-name="P327">BR248131839410W</text:p>
        </text:list-item>
        <text:list-item>
          <text:p text:style-name="P328">BR2445880247756</text:p>
        </text:list-item>
        <text:list-item>
          <text:p text:style-name="P329">BR247014839617E</text:p>
        </text:list-item>
        <text:list-item>
          <text:p text:style-name="P330">BR2408785594371</text:p>
        </text:list-item>
        <text:list-item>
          <text:p text:style-name="P331">BR242360181541V</text:p>
        </text:list-item>
        <text:list-item>
          <text:p text:style-name="P332">BR242616993399M</text:p>
        </text:list-item>
        <text:list-item>
          <text:p text:style-name="P333">BR241424923238P</text:p>
        </text:list-item>
        <text:list-item>
          <text:p text:style-name="P334">BR245814196947R</text:p>
        </text:list-item>
        <text:list-item>
          <text:p text:style-name="P335">BR249587913364O</text:p>
        </text:list-item>
        <text:list-item>
          <text:p text:style-name="P336">BR244186448027U</text:p>
        </text:list-item>
        <text:list-item>
          <text:p text:style-name="P337">BR2490687137905</text:p>
        </text:list-item>
        <text:list-item>
          <text:p text:style-name="P338">BR2438791689301</text:p>
        </text:list-item>
        <text:list-item>
          <text:p text:style-name="P339">BR248523869975W</text:p>
        </text:list-item>
        <text:list-item>
          <text:p text:style-name="P340">BR246841215174L</text:p>
        </text:list-item>
        <text:list-item>
          <text:p text:style-name="P341">BR240400953626C</text:p>
        </text:list-item>
        <text:list-item>
          <text:p text:style-name="P342">BR244191995942Q</text:p>
        </text:list-item>
        <text:list-item>
          <text:p text:style-name="P343">BR245859398769W</text:p>
        </text:list-item>
        <text:list-item>
          <text:p text:style-name="P344">BR2429798915635</text:p>
        </text:list-item>
        <text:list-item>
          <text:p text:style-name="P345">BR2446339848059</text:p>
        </text:list-item>
        <text:list-item>
          <text:p text:style-name="P346">BR241046393661Q</text:p>
        </text:list-item>
        <text:list-item>
          <text:p text:style-name="P347">BR244077383632N</text:p>
        </text:list-item>
        <text:list-item>
          <text:p text:style-name="P348">BR244027619435H</text:p>
        </text:list-item>
        <text:list-item>
          <text:p text:style-name="P349">BR242900683765D</text:p>
        </text:list-item>
        <text:list-item>
          <text:p text:style-name="P350">BR248533340834C</text:p>
        </text:list-item>
        <text:list-item>
          <text:p text:style-name="P351">BR246862580603X</text:p>
        </text:list-item>
        <text:list-item>
          <text:p text:style-name="P352">BR241096177411Z</text:p>
        </text:list-item>
        <text:list-item>
          <text:p text:style-name="P353">BR248988149851L</text:p>
        </text:list-item>
        <text:list-item>
          <text:p text:style-name="P354">BR240566562794V</text:p>
        </text:list-item>
        <text:list-item>
          <text:p text:style-name="P355">BR244681674449F</text:p>
        </text:list-item>
        <text:list-item>
          <text:p text:style-name="P356">BR246327789065X</text:p>
        </text:list-item>
        <text:list-item>
          <text:p text:style-name="P357">BR248986993631M</text:p>
        </text:list-item>
        <text:list-item>
          <text:p text:style-name="P358">BR2491999205164</text:p>
        </text:list-item>
        <text:list-item>
          <text:p text:style-name="P359">BR248621076697U</text:p>
        </text:list-item>
        <text:list-item>
          <text:p text:style-name="P360">BR244539114865P</text:p>
        </text:list-item>
        <text:list-item>
          <text:p text:style-name="P361">BR2452750732839</text:p>
        </text:list-item>
        <text:list-item>
          <text:p text:style-name="P362">BR240274256076R</text:p>
        </text:list-item>
        <text:list-item>
          <text:p text:style-name="P363">BR2495048397187</text:p>
        </text:list-item>
        <text:list-item>
          <text:p text:style-name="P364">BR249428817055Y</text:p>
        </text:list-item>
        <text:list-item>
          <text:p text:style-name="P365">BR241216986075I</text:p>
        </text:list-item>
        <text:list-item>
          <text:p text:style-name="P366">BR2459749977469</text:p>
        </text:list-item>
        <text:list-item>
          <text:p text:style-name="P367">BR2440257996591</text:p>
        </text:list-item>
        <text:list-item>
          <text:p text:style-name="P368">BR247456107454W</text:p>
        </text:list-item>
        <text:list-item>
          <text:p text:style-name="P369">BR245451347502A</text:p>
        </text:list-item>
        <text:list-item>
          <text:p text:style-name="P370">BR246554483593A</text:p>
        </text:list-item>
        <text:list-item>
          <text:p text:style-name="P371">BR243195422094Z</text:p>
        </text:list-item>
        <text:list-item>
          <text:p text:style-name="P372">BR2491792808528</text:p>
        </text:list-item>
        <text:list-item>
          <text:p text:style-name="P373">BR249880255583F</text:p>
        </text:list-item>
        <text:list-item>
          <text:p text:style-name="P374">BR249023956239L</text:p>
        </text:list-item>
        <text:list-item>
          <text:p text:style-name="P375">BR245677624290Y</text:p>
        </text:list-item>
        <text:list-item>
          <text:p text:style-name="P376">BR246070118835J</text:p>
        </text:list-item>
        <text:list-item>
          <text:p text:style-name="P377">BR243994779367H</text:p>
        </text:list-item>
        <text:list-item>
          <text:p text:style-name="P378">BR2400751919354</text:p>
        </text:list-item>
        <text:list-item>
          <text:p text:style-name="P379">BR242360793716T</text:p>
        </text:list-item>
        <text:list-item>
          <text:p text:style-name="P380">BR247552252830C</text:p>
        </text:list-item>
        <text:list-item>
          <text:p text:style-name="P381">BR248567794758O</text:p>
        </text:list-item>
        <text:list-item>
          <text:p text:style-name="P382">BR2400050186032</text:p>
        </text:list-item>
        <text:list-item>
          <text:p text:style-name="P383">BR248206930705P</text:p>
        </text:list-item>
        <text:list-item>
          <text:p text:style-name="P384">BR249159594189I</text:p>
        </text:list-item>
        <text:list-item>
          <text:p text:style-name="P385">BR241639388903Q</text:p>
        </text:list-item>
        <text:list-item>
          <text:p text:style-name="P386">BR247408481713E</text:p>
        </text:list-item>
        <text:list-item>
          <text:p text:style-name="P387">BR2492264561029</text:p>
        </text:list-item>
        <text:list-item>
          <text:p text:style-name="P388">BR2420315134998</text:p>
        </text:list-item>
        <text:list-item>
          <text:p text:style-name="P389">BR243141837758S</text:p>
        </text:list-item>
        <text:list-item>
          <text:p text:style-name="P390">BR247079588782K</text:p>
        </text:list-item>
        <text:list-item>
          <text:p text:style-name="P391">BR247783635599M</text:p>
        </text:list-item>
        <text:list-item>
          <text:p text:style-name="P392">BR2405133151226</text:p>
        </text:list-item>
        <text:list-item>
          <text:p text:style-name="P393">BR249855775733E</text:p>
        </text:list-item>
        <text:list-item>
          <text:p text:style-name="P394">BR241028852293P</text:p>
        </text:list-item>
        <text:list-item>
          <text:p text:style-name="P395">BR242912584381C</text:p>
        </text:list-item>
        <text:list-item>
          <text:p text:style-name="P396">BR241477757285U</text:p>
        </text:list-item>
        <text:list-item>
          <text:p text:style-name="P397">BR248973371705D</text:p>
        </text:list-item>
        <text:list-item>
          <text:p text:style-name="P398">BR2446809671913</text:p>
        </text:list-item>
        <text:list-item>
          <text:p text:style-name="P399">BR2486908461465</text:p>
        </text:list-item>
        <text:list-item>
          <text:p text:style-name="P400">BR245355204293U</text:p>
        </text:list-item>
        <text:list-item>
          <text:p text:style-name="P401">BR2433021694894</text:p>
        </text:list-item>
        <text:list-item>
          <text:p text:style-name="P402">BR240930729143X</text:p>
        </text:list-item>
        <text:list-item>
          <text:p text:style-name="P403">BR2416641611888</text:p>
        </text:list-item>
        <text:list-item>
          <text:p text:style-name="P404">BR2468073598574</text:p>
        </text:list-item>
        <text:list-item>
          <text:p text:style-name="P405">BR2401196707547</text:p>
        </text:list-item>
        <text:list-item>
          <text:p text:style-name="P406">BR2441826771904</text:p>
        </text:list-item>
        <text:list-item>
          <text:p text:style-name="P407">BR2432841834251</text:p>
        </text:list-item>
        <text:list-item>
          <text:p text:style-name="P408">BR2428178006078</text:p>
        </text:list-item>
        <text:list-item>
          <text:p text:style-name="P409">BR2485278874399</text:p>
        </text:list-item>
        <text:list-item>
          <text:p text:style-name="P410">BR246918945032W</text:p>
        </text:list-item>
        <text:list-item>
          <text:p text:style-name="P411">BR244531289793Q</text:p>
        </text:list-item>
        <text:list-item>
          <text:p text:style-name="P412">BR244204491624N</text:p>
        </text:list-item>
        <text:list-item>
          <text:p text:style-name="P413">BR246976592692Y</text:p>
        </text:list-item>
        <text:list-item>
          <text:p text:style-name="P414">BR240416625548H</text:p>
        </text:list-item>
        <text:list-item>
          <text:p text:style-name="P415">BR2446908753874</text:p>
        </text:list-item>
        <text:list-item>
          <text:p text:style-name="P416">BR2488438392698</text:p>
        </text:list-item>
        <text:list-item>
          <text:p text:style-name="P417">BR248408514436W</text:p>
        </text:list-item>
        <text:list-item>
          <text:p text:style-name="P418">BR2420455180177</text:p>
        </text:list-item>
        <text:list-item>
          <text:p text:style-name="P419">BR241415514538D</text:p>
        </text:list-item>
        <text:list-item>
          <text:p text:style-name="P420">BR241527869933T</text:p>
        </text:list-item>
        <text:list-item>
          <text:p text:style-name="P421">BR243693808224O</text:p>
        </text:list-item>
        <text:list-item>
          <text:p text:style-name="P422">BR248688656590P</text:p>
        </text:list-item>
        <text:list-item>
          <text:p text:style-name="P423">BR244819352253X</text:p>
        </text:list-item>
        <text:list-item>
          <text:p text:style-name="P424">BR2424077625759</text:p>
        </text:list-item>
        <text:list-item>
          <text:p text:style-name="P425">BR243314671197N</text:p>
        </text:list-item>
        <text:list-item>
          <text:p text:style-name="P426">BR241026092231Q</text:p>
        </text:list-item>
        <text:list-item>
          <text:p text:style-name="P427">BR243851818155R</text:p>
        </text:list-item>
        <text:list-item>
          <text:p text:style-name="P428">BR240100179015C</text:p>
        </text:list-item>
        <text:list-item>
          <text:p text:style-name="P429">BR2488174521439</text:p>
        </text:list-item>
        <text:list-item>
          <text:p text:style-name="P430">BR243733046383S</text:p>
        </text:list-item>
        <text:list-item>
          <text:p text:style-name="P431">BR242033898640B</text:p>
        </text:list-item>
        <text:list-item>
          <text:p text:style-name="P432">BR247908302196G</text:p>
        </text:list-item>
        <text:list-item>
          <text:p text:style-name="P433">BR2498922342057</text:p>
        </text:list-item>
        <text:list-item>
          <text:p text:style-name="P434">BR246728996556O</text:p>
        </text:list-item>
        <text:list-item>
          <text:p text:style-name="P435">BR245361965687Y</text:p>
        </text:list-item>
        <text:list-item>
          <text:p text:style-name="P436">BR2408142845310</text:p>
        </text:list-item>
        <text:list-item>
          <text:p text:style-name="P437">BR242195800689R</text:p>
        </text:list-item>
        <text:list-item>
          <text:p text:style-name="P438">BR2417575266268</text:p>
        </text:list-item>
        <text:list-item>
          <text:p text:style-name="P439">BR2487585743530</text:p>
        </text:list-item>
        <text:list-item>
          <text:p text:style-name="P440">BR247344633282U</text:p>
        </text:list-item>
        <text:list-item>
          <text:p text:style-name="P441">BR241233735035Z</text:p>
        </text:list-item>
        <text:list-item>
          <text:p text:style-name="P442">BR2447964757215</text:p>
        </text:list-item>
        <text:list-item>
          <text:p text:style-name="P443">BR2411037166340</text:p>
        </text:list-item>
        <text:list-item>
          <text:p text:style-name="P444">BR2422386958023</text:p>
        </text:list-item>
        <text:list-item>
          <text:p text:style-name="P445">BR247813559881T</text:p>
        </text:list-item>
        <text:list-item>
          <text:p text:style-name="P446">BR248416209237E</text:p>
        </text:list-item>
        <text:list-item>
          <text:p text:style-name="P447">BR248653540974N</text:p>
        </text:list-item>
        <text:list-item>
          <text:p text:style-name="P448">BR2439876722883</text:p>
        </text:list-item>
        <text:list-item>
          <text:p text:style-name="P449">BR249654652646X</text:p>
        </text:list-item>
        <text:list-item>
          <text:p text:style-name="P450">BR246676280073N</text:p>
        </text:list-item>
        <text:list-item>
          <text:p text:style-name="P451">BR248772311251U</text:p>
        </text:list-item>
        <text:list-item>
          <text:p text:style-name="P452">BR2441186287222</text:p>
        </text:list-item>
        <text:list-item>
          <text:p text:style-name="P453">BR2442182796245</text:p>
        </text:list-item>
        <text:list-item>
          <text:p text:style-name="P454">BR2451731356793</text:p>
        </text:list-item>
        <text:list-item>
          <text:p text:style-name="P455">BR244234323476O</text:p>
        </text:list-item>
        <text:list-item>
          <text:p text:style-name="P456">BR245286672428L</text:p>
        </text:list-item>
        <text:list-item>
          <text:p text:style-name="P457">BR246857147490V</text:p>
        </text:list-item>
        <text:list-item>
          <text:p text:style-name="P458">BR246049211129O</text:p>
        </text:list-item>
        <text:list-item>
          <text:p text:style-name="P459">BR240543279018U</text:p>
        </text:list-item>
        <text:list-item>
          <text:p text:style-name="P460">BR246785675272R</text:p>
        </text:list-item>
        <text:list-item>
          <text:p text:style-name="P461">BR245197196516L</text:p>
        </text:list-item>
        <text:list-item>
          <text:p text:style-name="P462">BR2490486333818</text:p>
        </text:list-item>
        <text:list-item>
          <text:p text:style-name="P463">BR242932682030T</text:p>
        </text:list-item>
        <text:list-item>
          <text:p text:style-name="P464">BR2433019344028</text:p>
        </text:list-item>
        <text:list-item>
          <text:p text:style-name="P465">BR243906803518F</text:p>
        </text:list-item>
        <text:list-item>
          <text:p text:style-name="P466">BR243102381063Z</text:p>
        </text:list-item>
        <text:list-item>
          <text:p text:style-name="P467">BR2437678775218</text:p>
        </text:list-item>
        <text:list-item>
          <text:p text:style-name="P468">BR247636101903M</text:p>
        </text:list-item>
        <text:list-item>
          <text:p text:style-name="P469">BR245357763258B</text:p>
        </text:list-item>
        <text:list-item>
          <text:p text:style-name="P470">BR2413329670616</text:p>
        </text:list-item>
        <text:list-item>
          <text:p text:style-name="P471">BR243875029119A</text:p>
        </text:list-item>
        <text:list-item>
          <text:p text:style-name="P472">BR240488934553B</text:p>
        </text:list-item>
        <text:list-item>
          <text:p text:style-name="P473">BR2476556358163</text:p>
        </text:list-item>
        <text:list-item>
          <text:p text:style-name="P474">BR244006148682N</text:p>
        </text:list-item>
        <text:list-item>
          <text:p text:style-name="P475">BR2424481725796</text:p>
        </text:list-item>
        <text:list-item>
          <text:p text:style-name="P476">BR241249465026X</text:p>
        </text:list-item>
        <text:list-item>
          <text:p text:style-name="P477">BR2422751815430</text:p>
        </text:list-item>
        <text:list-item>
          <text:p text:style-name="P478">BR249595189769Z</text:p>
        </text:list-item>
        <text:list-item>
          <text:p text:style-name="P479">BR2442636186330</text:p>
        </text:list-item>
        <text:list-item>
          <text:p text:style-name="P480">BR2460909273745</text:p>
        </text:list-item>
        <text:list-item>
          <text:p text:style-name="P481">BR243469330444Y</text:p>
        </text:list-item>
        <text:list-item>
          <text:p text:style-name="P482">BR2496189374677</text:p>
        </text:list-item>
        <text:list-item>
          <text:p text:style-name="P483">BR2479461644798</text:p>
        </text:list-item>
        <text:list-item>
          <text:p text:style-name="P484">BR244721731572F</text:p>
        </text:list-item>
        <text:list-item>
          <text:p text:style-name="P485">BR248915297093I</text:p>
        </text:list-item>
        <text:list-item>
          <text:p text:style-name="P486">BR2421357724924</text:p>
        </text:list-item>
        <text:list-item>
          <text:p text:style-name="P487">BR246612094763C</text:p>
        </text:list-item>
        <text:list-item>
          <text:p text:style-name="P488">BR2411173346456</text:p>
        </text:list-item>
        <text:list-item>
          <text:p text:style-name="P489">BR2427122595939</text:p>
        </text:list-item>
        <text:list-item>
          <text:p text:style-name="P490">BR247428056763E</text:p>
        </text:list-item>
        <text:list-item>
          <text:p text:style-name="P491">BR2475580996955</text:p>
        </text:list-item>
        <text:list-item>
          <text:p text:style-name="P492">BR242280319719L</text:p>
        </text:list-item>
        <text:list-item>
          <text:p text:style-name="P493">BR2485167184173</text:p>
        </text:list-item>
        <text:list-item>
          <text:p text:style-name="P494">BR249212470639X</text:p>
        </text:list-item>
        <text:list-item>
          <text:p text:style-name="P495">BR248779527481A</text:p>
        </text:list-item>
        <text:list-item>
          <text:p text:style-name="P496">BR242498963181T</text:p>
        </text:list-item>
        <text:list-item>
          <text:p text:style-name="P497">BR2480201907834</text:p>
        </text:list-item>
        <text:list-item>
          <text:p text:style-name="P498">BR246366818017B</text:p>
        </text:list-item>
        <text:list-item>
          <text:p text:style-name="P499">BR243176327635D</text:p>
        </text:list-item>
        <text:list-item>
          <text:p text:style-name="P500">BR246074388036N</text:p>
        </text:list-item>
        <text:list-item>
          <text:p text:style-name="P501">BR246065444250V</text:p>
        </text:list-item>
        <text:list-item>
          <text:p text:style-name="P502">BR2418921026670</text:p>
        </text:list-item>
        <text:list-item>
          <text:p text:style-name="P503">BR248011852956F</text:p>
        </text:list-item>
        <text:list-item>
          <text:p text:style-name="P504">BR247213570501F</text:p>
        </text:list-item>
        <text:list-item>
          <text:p text:style-name="P505">BR2456007249440</text:p>
        </text:list-item>
        <text:list-item>
          <text:p text:style-name="P506">BR2467601938511</text:p>
        </text:list-item>
        <text:list-item>
          <text:p text:style-name="P507">BR2493827734622</text:p>
        </text:list-item>
        <text:list-item>
          <text:p text:style-name="P508">BR2444707789010</text:p>
        </text:list-item>
        <text:list-item>
          <text:p text:style-name="P509">BR247370674280I</text:p>
        </text:list-item>
        <text:list-item>
          <text:p text:style-name="P510">BR2454560211229</text:p>
        </text:list-item>
        <text:list-item>
          <text:p text:style-name="P511">BR243138077067O</text:p>
        </text:list-item>
        <text:list-item>
          <text:p text:style-name="P512">BR2406172648336</text:p>
        </text:list-item>
        <text:list-item>
          <text:p text:style-name="P513">BR246676071998C</text:p>
        </text:list-item>
        <text:list-item>
          <text:p text:style-name="P514">BR248243624807O</text:p>
        </text:list-item>
        <text:list-item>
          <text:p text:style-name="P515">BR241880727243Z</text:p>
        </text:list-item>
        <text:list-item>
          <text:p text:style-name="P516">BR2451505111561</text:p>
        </text:list-item>
        <text:list-item>
          <text:p text:style-name="P517">BR2477526317551</text:p>
        </text:list-item>
        <text:list-item>
          <text:p text:style-name="P518">BR240134766950S</text:p>
        </text:list-item>
        <text:list-item>
          <text:p text:style-name="P519">BR241088535736L</text:p>
        </text:list-item>
        <text:list-item>
          <text:p text:style-name="P520">BR2415354874727</text:p>
        </text:list-item>
        <text:list-item>
          <text:p text:style-name="P521">BR248713312017F</text:p>
        </text:list-item>
        <text:list-item>
          <text:p text:style-name="P522">BR243712993902J</text:p>
        </text:list-item>
        <text:list-item>
          <text:p text:style-name="P523">BR245705037818L</text:p>
        </text:list-item>
        <text:list-item>
          <text:p text:style-name="P524">BR248595748919D</text:p>
        </text:list-item>
        <text:list-item>
          <text:p text:style-name="P525">BR243682471485Q</text:p>
        </text:list-item>
        <text:list-item>
          <text:p text:style-name="P526">BR243758749568A</text:p>
        </text:list-item>
        <text:list-item>
          <text:p text:style-name="P527">BR2454051031236</text:p>
        </text:list-item>
        <text:list-item>
          <text:p text:style-name="P528">BR245549272753J</text:p>
        </text:list-item>
        <text:list-item>
          <text:p text:style-name="P529">BR248450847153Z</text:p>
        </text:list-item>
        <text:list-item>
          <text:p text:style-name="P530">BR242771430407B</text:p>
        </text:list-item>
        <text:list-item>
          <text:p text:style-name="P531">BR2452294123038</text:p>
        </text:list-item>
        <text:list-item>
          <text:p text:style-name="P532">BR244553287405Y</text:p>
        </text:list-item>
        <text:list-item>
          <text:p text:style-name="P533">BR245823812465M</text:p>
        </text:list-item>
        <text:list-item>
          <text:p text:style-name="P534">BR241871747253E</text:p>
        </text:list-item>
        <text:list-item>
          <text:p text:style-name="P535">BR246259905132E</text:p>
        </text:list-item>
        <text:list-item>
          <text:p text:style-name="P536">BR246923524937Z</text:p>
        </text:list-item>
        <text:list-item>
          <text:p text:style-name="P537">BR242133451928K</text:p>
        </text:list-item>
        <text:list-item>
          <text:p text:style-name="P538">BR246317136680O</text:p>
        </text:list-item>
        <text:list-item>
          <text:p text:style-name="P539">BR241238457293K</text:p>
        </text:list-item>
        <text:list-item>
          <text:p text:style-name="P540">BR2422803503629</text:p>
        </text:list-item>
        <text:list-item>
          <text:p text:style-name="P541">BR2420139363268</text:p>
        </text:list-item>
        <text:list-item>
          <text:p text:style-name="P542">BR2407505374431</text:p>
        </text:list-item>
        <text:list-item>
          <text:p text:style-name="P543">BR246969303640Q</text:p>
        </text:list-item>
        <text:list-item>
          <text:p text:style-name="P544">BR249920452310I</text:p>
        </text:list-item>
        <text:list-item>
          <text:p text:style-name="P545">BR246512749059S</text:p>
        </text:list-item>
        <text:list-item>
          <text:p text:style-name="P546">BR248517357467I</text:p>
        </text:list-item>
        <text:list-item>
          <text:p text:style-name="P547">BR2461271682395</text:p>
        </text:list-item>
        <text:list-item>
          <text:p text:style-name="P548">BR242382374050H</text:p>
        </text:list-item>
        <text:list-item>
          <text:p text:style-name="P549">BR2422185776261</text:p>
        </text:list-item>
        <text:list-item>
          <text:p text:style-name="P550">BR241193710976V</text:p>
        </text:list-item>
        <text:list-item>
          <text:p text:style-name="P551">BR245315441287L</text:p>
        </text:list-item>
        <text:list-item>
          <text:p text:style-name="P552">BR2498789958545</text:p>
        </text:list-item>
        <text:list-item>
          <text:p text:style-name="P553">BR241664805657N</text:p>
        </text:list-item>
        <text:list-item>
          <text:p text:style-name="P554">BR244563772804Z</text:p>
        </text:list-item>
        <text:list-item>
          <text:p text:style-name="P555">BR2452079413061</text:p>
        </text:list-item>
        <text:list-item>
          <text:p text:style-name="P556">BR240419746778Z</text:p>
        </text:list-item>
        <text:list-item>
          <text:p text:style-name="P557">BR242196542633V</text:p>
        </text:list-item>
        <text:list-item>
          <text:p text:style-name="P558">BR249966502233E</text:p>
        </text:list-item>
        <text:list-item>
          <text:p text:style-name="P559">BR2437847180325</text:p>
        </text:list-item>
        <text:list-item>
          <text:p text:style-name="P560">BR246886213180T</text:p>
        </text:list-item>
        <text:list-item>
          <text:p text:style-name="P561">BR246335288276D</text:p>
        </text:list-item>
        <text:list-item>
          <text:p text:style-name="P562">BR240074571230C</text:p>
        </text:list-item>
        <text:list-item>
          <text:p text:style-name="P563">BR244594649454M</text:p>
        </text:list-item>
        <text:list-item>
          <text:p text:style-name="P564">BR243747668314Z</text:p>
        </text:list-item>
        <text:list-item>
          <text:p text:style-name="P565">BR245879892766Z</text:p>
        </text:list-item>
        <text:list-item>
          <text:p text:style-name="P566">BR2433225105026</text:p>
        </text:list-item>
        <text:list-item>
          <text:p text:style-name="P567">BR243176261200B</text:p>
        </text:list-item>
        <text:list-item>
          <text:p text:style-name="P568">BR2481826077309</text:p>
        </text:list-item>
        <text:list-item>
          <text:p text:style-name="P569">BR240973403221Y</text:p>
        </text:list-item>
        <text:list-item>
          <text:p text:style-name="P570">BR2417549284791</text:p>
        </text:list-item>
        <text:list-item>
          <text:p text:style-name="P571">BR243292703373D</text:p>
        </text:list-item>
        <text:list-item>
          <text:p text:style-name="P572">BR244778452921B</text:p>
        </text:list-item>
        <text:list-item>
          <text:p text:style-name="P573">BR2490768893533</text:p>
        </text:list-item>
        <text:list-item>
          <text:p text:style-name="P574">BR2432622090483</text:p>
        </text:list-item>
        <text:list-item>
          <text:p text:style-name="P575">BR242606315010U</text:p>
        </text:list-item>
        <text:list-item>
          <text:p text:style-name="P576">BR247295838437Y</text:p>
        </text:list-item>
        <text:list-item>
          <text:p text:style-name="P577">BR240479564246B</text:p>
        </text:list-item>
        <text:list-item>
          <text:p text:style-name="P578">BR243819020798D</text:p>
        </text:list-item>
        <text:list-item>
          <text:p text:style-name="P579">BR242184921307F</text:p>
        </text:list-item>
        <text:list-item>
          <text:p text:style-name="P580">BR241829406118F</text:p>
        </text:list-item>
        <text:list-item>
          <text:p text:style-name="P581">BR2435192879046</text:p>
        </text:list-item>
        <text:list-item>
          <text:p text:style-name="P582">BR242241195772M</text:p>
        </text:list-item>
        <text:list-item>
          <text:p text:style-name="P583">BR2482304861096</text:p>
        </text:list-item>
        <text:list-item>
          <text:p text:style-name="P584">BR241038241530I</text:p>
        </text:list-item>
        <text:list-item>
          <text:p text:style-name="P585">BR2402187558194</text:p>
        </text:list-item>
        <text:list-item>
          <text:p text:style-name="P586">BR246404367343Z</text:p>
        </text:list-item>
        <text:list-item>
          <text:p text:style-name="P587">BR2433030401348</text:p>
        </text:list-item>
        <text:list-item>
          <text:p text:style-name="P588">BR246007211219R</text:p>
        </text:list-item>
        <text:list-item>
          <text:p text:style-name="P589">BR2472654271492</text:p>
        </text:list-item>
        <text:list-item>
          <text:p text:style-name="P590">BR2466663655472</text:p>
        </text:list-item>
        <text:list-item>
          <text:p text:style-name="P591">BR240021375722H</text:p>
        </text:list-item>
        <text:list-item>
          <text:p text:style-name="P592">BR2436226789837</text:p>
        </text:list-item>
        <text:list-item>
          <text:p text:style-name="P593">BR241130393987T</text:p>
        </text:list-item>
        <text:list-item>
          <text:p text:style-name="P594">BR243205816809W</text:p>
        </text:list-item>
        <text:list-item>
          <text:p text:style-name="P595">BR248800631392D</text:p>
        </text:list-item>
        <text:list-item>
          <text:p text:style-name="P596">BR2414218929991</text:p>
        </text:list-item>
        <text:list-item>
          <text:p text:style-name="P597">BR241217645167A</text:p>
        </text:list-item>
        <text:list-item>
          <text:p text:style-name="P598">BR242187274679C</text:p>
        </text:list-item>
        <text:list-item>
          <text:p text:style-name="P599">BR240774541530F</text:p>
        </text:list-item>
        <text:list-item>
          <text:p text:style-name="P600">BR243356177322A</text:p>
        </text:list-item>
        <text:list-item>
          <text:p text:style-name="P601">BR243674114599D</text:p>
        </text:list-item>
        <text:list-item>
          <text:p text:style-name="P602">BR243969530637A</text:p>
        </text:list-item>
        <text:list-item>
          <text:p text:style-name="P603">BR245577861828I</text:p>
        </text:list-item>
        <text:list-item>
          <text:p text:style-name="P604">BR244810378409Q</text:p>
        </text:list-item>
        <text:list-item>
          <text:p text:style-name="P605">BR240748967029X</text:p>
        </text:list-item>
        <text:list-item>
          <text:p text:style-name="P606">BR248964395929O</text:p>
        </text:list-item>
        <text:list-item>
          <text:p text:style-name="P607">BR245162001233S</text:p>
        </text:list-item>
        <text:list-item>
          <text:p text:style-name="P608">BR242451512783Y</text:p>
        </text:list-item>
        <text:list-item>
          <text:p text:style-name="P609">BR246665841927G</text:p>
        </text:list-item>
        <text:list-item>
          <text:p text:style-name="P610">BR245975780405T</text:p>
        </text:list-item>
        <text:list-item>
          <text:p text:style-name="P611">BR2425237836967</text:p>
        </text:list-item>
        <text:list-item>
          <text:p text:style-name="P612">BR243054580111D</text:p>
        </text:list-item>
        <text:list-item>
          <text:p text:style-name="P613">BR246514917114P</text:p>
        </text:list-item>
        <text:list-item>
          <text:p text:style-name="P614">BR246353771082S</text:p>
        </text:list-item>
        <text:list-item>
          <text:p text:style-name="P615">BR246842049571S</text:p>
        </text:list-item>
        <text:list-item>
          <text:p text:style-name="P616">BR245889364629V</text:p>
        </text:list-item>
        <text:list-item>
          <text:p text:style-name="P617">BR240796779714E</text:p>
        </text:list-item>
        <text:list-item>
          <text:p text:style-name="P618">BR246995923684W</text:p>
        </text:list-item>
        <text:list-item>
          <text:p text:style-name="P619">BR242121540361B</text:p>
        </text:list-item>
        <text:list-item>
          <text:p text:style-name="P620">BR241594997836I</text:p>
        </text:list-item>
        <text:list-item>
          <text:p text:style-name="P621">BR2452162219875</text:p>
        </text:list-item>
        <text:list-item>
          <text:p text:style-name="P622">BR2443858683674</text:p>
        </text:list-item>
        <text:list-item>
          <text:p text:style-name="P623">BR241901200698Q</text:p>
        </text:list-item>
        <text:list-item>
          <text:p text:style-name="P624">BR2412332443713</text:p>
        </text:list-item>
        <text:list-item>
          <text:p text:style-name="P625">BR244720837681D</text:p>
        </text:list-item>
        <text:list-item>
          <text:p text:style-name="P626">BR241532146367Y</text:p>
        </text:list-item>
        <text:list-item>
          <text:p text:style-name="P627">BR246532791918D</text:p>
        </text:list-item>
        <text:list-item>
          <text:p text:style-name="P628">BR2461812194578</text:p>
        </text:list-item>
        <text:list-item>
          <text:p text:style-name="P629">BR243830010892A</text:p>
        </text:list-item>
        <text:list-item>
          <text:p text:style-name="P630">BR2465982817493</text:p>
        </text:list-item>
        <text:list-item>
          <text:p text:style-name="P631">BR244398920523A</text:p>
        </text:list-item>
        <text:list-item>
          <text:p text:style-name="P632">BR247536189135K</text:p>
        </text:list-item>
        <text:list-item>
          <text:p text:style-name="P633">BR2404159373514</text:p>
        </text:list-item>
        <text:list-item>
          <text:p text:style-name="P634">BR249444393302K</text:p>
        </text:list-item>
        <text:list-item>
          <text:p text:style-name="P635">BR248771675203V</text:p>
        </text:list-item>
        <text:list-item>
          <text:p text:style-name="P636">BR242377650632R</text:p>
        </text:list-item>
        <text:list-item>
          <text:p text:style-name="P637">BR2439288599140</text:p>
        </text:list-item>
        <text:list-item>
          <text:p text:style-name="P638">BR2475363126057</text:p>
        </text:list-item>
        <text:list-item>
          <text:p text:style-name="P639">BR249537821164B</text:p>
        </text:list-item>
        <text:list-item>
          <text:p text:style-name="P640">BR2487031077789</text:p>
        </text:list-item>
        <text:list-item>
          <text:p text:style-name="P641">BR244592070911W</text:p>
        </text:list-item>
        <text:list-item>
          <text:p text:style-name="P642">BR240931598000P</text:p>
        </text:list-item>
        <text:list-item>
          <text:p text:style-name="P643">BR248650018369C</text:p>
        </text:list-item>
        <text:list-item>
          <text:p text:style-name="P644">BR2455035110534</text:p>
        </text:list-item>
        <text:list-item>
          <text:p text:style-name="P645">BR248095924307E</text:p>
        </text:list-item>
        <text:list-item>
          <text:p text:style-name="P646">BR2466816241255</text:p>
        </text:list-item>
        <text:list-item>
          <text:p text:style-name="P647">BR245872534540K</text:p>
        </text:list-item>
        <text:list-item>
          <text:p text:style-name="P648">BR246508092202O</text:p>
        </text:list-item>
        <text:list-item>
          <text:p text:style-name="P649">BR245081103145N</text:p>
        </text:list-item>
        <text:list-item>
          <text:p text:style-name="P650">BR2440860778494</text:p>
        </text:list-item>
        <text:list-item>
          <text:p text:style-name="P651">BR2455364204938</text:p>
        </text:list-item>
        <text:list-item>
          <text:p text:style-name="P652">BR2434299511840</text:p>
        </text:list-item>
        <text:list-item>
          <text:p text:style-name="P653">BR247178584643S</text:p>
        </text:list-item>
        <text:list-item>
          <text:p text:style-name="P654">BR240037066827N</text:p>
        </text:list-item>
        <text:list-item>
          <text:p text:style-name="P655">BR246596087961P</text:p>
        </text:list-item>
        <text:list-item>
          <text:p text:style-name="P656">BR246255155703P</text:p>
        </text:list-item>
        <text:list-item>
          <text:p text:style-name="P657">BR247200465352R</text:p>
        </text:list-item>
        <text:list-item>
          <text:p text:style-name="P658">BR243381278759H</text:p>
        </text:list-item>
        <text:list-item>
          <text:p text:style-name="P659">BR249414446594M</text:p>
        </text:list-item>
        <text:list-item>
          <text:p text:style-name="P660">BR245519520038R</text:p>
        </text:list-item>
        <text:list-item>
          <text:p text:style-name="P661">BR248811027509S</text:p>
        </text:list-item>
        <text:list-item>
          <text:p text:style-name="P662">BR245275082206T</text:p>
        </text:list-item>
        <text:list-item>
          <text:p text:style-name="P663">BR241359232313G</text:p>
        </text:list-item>
        <text:list-item>
          <text:p text:style-name="P664">BR2477843759120</text:p>
        </text:list-item>
        <text:list-item>
          <text:p text:style-name="P665">BR241494759850P</text:p>
        </text:list-item>
        <text:list-item>
          <text:p text:style-name="P666">BR244804004079U</text:p>
        </text:list-item>
        <text:list-item>
          <text:p text:style-name="P667">BR241370347794Q</text:p>
        </text:list-item>
        <text:list-item>
          <text:p text:style-name="P668">BR2451503931091</text:p>
        </text:list-item>
        <text:list-item>
          <text:p text:style-name="P669">BR244079365519F</text:p>
        </text:list-item>
        <text:list-item>
          <text:p text:style-name="P670">BR241788678770C</text:p>
        </text:list-item>
        <text:list-item>
          <text:p text:style-name="P671">BR247103880155M</text:p>
        </text:list-item>
        <text:list-item>
          <text:p text:style-name="P672">BR246930875015U</text:p>
        </text:list-item>
        <text:list-item>
          <text:p text:style-name="P673">BR248443644766E</text:p>
        </text:list-item>
        <text:list-item>
          <text:p text:style-name="P674">BR243129495719L</text:p>
        </text:list-item>
        <text:list-item>
          <text:p text:style-name="P675">BR241927124152V</text:p>
        </text:list-item>
        <text:list-item>
          <text:p text:style-name="P676">BR2443696327659</text:p>
        </text:list-item>
        <text:list-item>
          <text:p text:style-name="P677">BR248560837598U</text:p>
        </text:list-item>
        <text:list-item>
          <text:p text:style-name="P678">BR243908843105D</text:p>
        </text:list-item>
        <text:list-item>
          <text:p text:style-name="P679">BR240552003383L</text:p>
        </text:list-item>
        <text:list-item>
          <text:p text:style-name="P680">BR2427680493079</text:p>
        </text:list-item>
        <text:list-item>
          <text:p text:style-name="P681">BR2410703245833</text:p>
        </text:list-item>
        <text:list-item>
          <text:p text:style-name="P682">BR246058025655W</text:p>
        </text:list-item>
        <text:list-item>
          <text:p text:style-name="P683">BR246717268089U</text:p>
        </text:list-item>
        <text:list-item>
          <text:p text:style-name="P684">BR249640354035Q</text:p>
        </text:list-item>
        <text:list-item>
          <text:p text:style-name="P685">BR2430684040481</text:p>
        </text:list-item>
        <text:list-item>
          <text:p text:style-name="P686">BR2468313403715</text:p>
        </text:list-item>
        <text:list-item>
          <text:p text:style-name="P687">BR2469155659175</text:p>
        </text:list-item>
        <text:list-item>
          <text:p text:style-name="P688">BR242439335959O</text:p>
        </text:list-item>
        <text:list-item>
          <text:p text:style-name="P689">BR242873970863C</text:p>
        </text:list-item>
        <text:list-item>
          <text:p text:style-name="P690">BR242158763999U</text:p>
        </text:list-item>
        <text:list-item>
          <text:p text:style-name="P691">BR2455334787487</text:p>
        </text:list-item>
        <text:list-item>
          <text:p text:style-name="P692">BR2486509150657</text:p>
        </text:list-item>
        <text:list-item>
          <text:p text:style-name="P693">BR2495524097398</text:p>
        </text:list-item>
        <text:list-item>
          <text:p text:style-name="P694">BR2483189723203</text:p>
        </text:list-item>
        <text:list-item>
          <text:p text:style-name="P695">BR248097452590M</text:p>
        </text:list-item>
        <text:list-item>
          <text:p text:style-name="P696">BR247329412128J</text:p>
        </text:list-item>
        <text:list-item>
          <text:p text:style-name="P697">BR244174951854P</text:p>
        </text:list-item>
        <text:list-item>
          <text:p text:style-name="P698">BR244392739121V</text:p>
        </text:list-item>
        <text:list-item>
          <text:p text:style-name="P699">BR2437959176294</text:p>
        </text:list-item>
        <text:list-item>
          <text:p text:style-name="P700">BR241118739513Y</text:p>
        </text:list-item>
        <text:list-item>
          <text:p text:style-name="P701">BR241512619882X</text:p>
        </text:list-item>
        <text:list-item>
          <text:p text:style-name="P702">BR2495075905960</text:p>
        </text:list-item>
        <text:list-item>
          <text:p text:style-name="P703">BR244233085346R</text:p>
        </text:list-item>
        <text:list-item>
          <text:p text:style-name="P704">BR246469493091S</text:p>
        </text:list-item>
        <text:list-item>
          <text:p text:style-name="P705">BR2424064338589</text:p>
        </text:list-item>
        <text:list-item>
          <text:p text:style-name="P706">BR241686071420S</text:p>
        </text:list-item>
        <text:list-item>
          <text:p text:style-name="P707">BR241331572124R</text:p>
        </text:list-item>
        <text:list-item>
          <text:p text:style-name="P708">BR243389800875J</text:p>
        </text:list-item>
        <text:list-item>
          <text:p text:style-name="P709">BR241399663803J</text:p>
        </text:list-item>
        <text:list-item>
          <text:p text:style-name="P710">BR245124243941I</text:p>
        </text:list-item>
        <text:list-item>
          <text:p text:style-name="P711">BR2471577713611</text:p>
        </text:list-item>
        <text:list-item>
          <text:p text:style-name="P712">BR245678332734B</text:p>
        </text:list-item>
        <text:list-item>
          <text:p text:style-name="P713">BR244316298616O</text:p>
        </text:list-item>
        <text:list-item>
          <text:p text:style-name="P714">BR241976928040Y</text:p>
        </text:list-item>
        <text:list-item>
          <text:p text:style-name="P715">BR2413429138118</text:p>
        </text:list-item>
        <text:list-item>
          <text:p text:style-name="P716">BR246451320314P</text:p>
        </text:list-item>
        <text:list-item>
          <text:p text:style-name="P717">BR247815553039L</text:p>
        </text:list-item>
        <text:list-item>
          <text:p text:style-name="P718">BR246255378146H</text:p>
        </text:list-item>
        <text:list-item>
          <text:p text:style-name="P719">BR241810449633G</text:p>
        </text:list-item>
        <text:list-item>
          <text:p text:style-name="P720">BR249168933619Q</text:p>
        </text:list-item>
        <text:list-item>
          <text:p text:style-name="P721">BR245630229592J</text:p>
        </text:list-item>
        <text:list-item>
          <text:p text:style-name="P722">BR241744638391I</text:p>
        </text:list-item>
        <text:list-item>
          <text:p text:style-name="P723">BR244880302284C</text:p>
        </text:list-item>
        <text:list-item>
          <text:p text:style-name="P724">BR249440336470M</text:p>
        </text:list-item>
        <text:list-item>
          <text:p text:style-name="P725">BR248043999581I</text:p>
        </text:list-item>
        <text:list-item>
          <text:p text:style-name="P726">BR247816515315H</text:p>
        </text:list-item>
        <text:list-item>
          <text:p text:style-name="P727">BR240247532327M</text:p>
        </text:list-item>
        <text:list-item>
          <text:p text:style-name="P728">BR247422802128Z</text:p>
        </text:list-item>
        <text:list-item>
          <text:p text:style-name="P729">BR247064682680F</text:p>
        </text:list-item>
        <text:list-item>
          <text:p text:style-name="P730">BR248447016199L</text:p>
        </text:list-item>
        <text:list-item>
          <text:p text:style-name="P731">BR241559395632B</text:p>
        </text:list-item>
        <text:list-item>
          <text:p text:style-name="P732">BR244836315462O</text:p>
        </text:list-item>
        <text:list-item>
          <text:p text:style-name="P733">BR243573876902H</text:p>
        </text:list-item>
        <text:list-item>
          <text:p text:style-name="P734">BR245479559924N</text:p>
        </text:list-item>
        <text:list-item>
          <text:p text:style-name="P735">BR240128741680L</text:p>
        </text:list-item>
        <text:list-item>
          <text:p text:style-name="P736">BR242976120856I</text:p>
        </text:list-item>
        <text:list-item>
          <text:p text:style-name="P737">BR240361381313J</text:p>
        </text:list-item>
        <text:list-item>
          <text:p text:style-name="P738">BR245920145546R</text:p>
        </text:list-item>
        <text:list-item>
          <text:p text:style-name="P739">BR244181116261R</text:p>
        </text:list-item>
        <text:list-item>
          <text:p text:style-name="P740">BR245863548743O</text:p>
        </text:list-item>
        <text:list-item>
          <text:p text:style-name="P741">BR248827701553N</text:p>
        </text:list-item>
        <text:list-item>
          <text:p text:style-name="P742">BR241961199641K</text:p>
        </text:list-item>
        <text:list-item>
          <text:p text:style-name="P743">BR243886383308Q</text:p>
        </text:list-item>
        <text:list-item>
          <text:p text:style-name="P744">BR246079573177S</text:p>
        </text:list-item>
        <text:list-item>
          <text:p text:style-name="P745">BR249804633346U</text:p>
        </text:list-item>
        <text:list-item>
          <text:p text:style-name="P746">BR243973303315I</text:p>
        </text:list-item>
        <text:list-item>
          <text:p text:style-name="P747">BR240047980817V</text:p>
        </text:list-item>
        <text:list-item>
          <text:p text:style-name="P748">BR243603819290W</text:p>
        </text:list-item>
        <text:list-item>
          <text:p text:style-name="P749">BR240836237973L</text:p>
        </text:list-item>
        <text:list-item>
          <text:p text:style-name="P750">BR242286458172K</text:p>
        </text:list-item>
        <text:list-item>
          <text:p text:style-name="P751">BR241037357019Q</text:p>
        </text:list-item>
        <text:list-item>
          <text:p text:style-name="P752">BR246029312351J</text:p>
        </text:list-item>
        <text:list-item>
          <text:p text:style-name="P753">BR248479728717Z</text:p>
        </text:list-item>
        <text:list-item>
          <text:p text:style-name="P754">BR241874217817Q</text:p>
        </text:list-item>
        <text:list-item>
          <text:p text:style-name="P755">BR247498966894L</text:p>
        </text:list-item>
        <text:list-item>
          <text:p text:style-name="P756">BR2401529304322</text:p>
        </text:list-item>
        <text:list-item>
          <text:p text:style-name="P757">BR241339657224Z</text:p>
        </text:list-item>
        <text:list-item>
          <text:p text:style-name="P758">BR246746683482U</text:p>
        </text:list-item>
        <text:list-item>
          <text:p text:style-name="P759">BR240898834171L</text:p>
        </text:list-item>
        <text:list-item>
          <text:p text:style-name="P760">BR243959715226R</text:p>
        </text:list-item>
        <text:list-item>
          <text:p text:style-name="P761">BR247839020252K</text:p>
        </text:list-item>
        <text:list-item>
          <text:p text:style-name="P762">BR246479872945S</text:p>
        </text:list-item>
        <text:list-item>
          <text:p text:style-name="P763">BR245382677432K</text:p>
        </text:list-item>
        <text:list-item>
          <text:p text:style-name="P764">BR243890966013T</text:p>
        </text:list-item>
        <text:list-item>
          <text:p text:style-name="P765">BR2433616846882</text:p>
        </text:list-item>
        <text:list-item>
          <text:p text:style-name="P766">BR245251298132C</text:p>
        </text:list-item>
        <text:list-item>
          <text:p text:style-name="P767">BR245205215230F</text:p>
        </text:list-item>
        <text:list-item>
          <text:p text:style-name="P768">BR248867465860D</text:p>
        </text:list-item>
        <text:list-item>
          <text:p text:style-name="P769">BR242017927192L</text:p>
        </text:list-item>
        <text:list-item>
          <text:p text:style-name="P770">BR240172296596K</text:p>
        </text:list-item>
        <text:list-item>
          <text:p text:style-name="P771">BR240136464422J</text:p>
        </text:list-item>
        <text:list-item>
          <text:p text:style-name="P772">BR241256381334J</text:p>
        </text:list-item>
        <text:list-item>
          <text:p text:style-name="P773">BR244295386827O</text:p>
        </text:list-item>
        <text:list-item>
          <text:p text:style-name="P774">BR2468536866682</text:p>
        </text:list-item>
        <text:list-item>
          <text:p text:style-name="P775">BR241748244814E</text:p>
        </text:list-item>
        <text:list-item>
          <text:p text:style-name="P776">BR241660040109X</text:p>
        </text:list-item>
        <text:list-item>
          <text:p text:style-name="P777">BR249446522461H</text:p>
        </text:list-item>
        <text:list-item>
          <text:p text:style-name="P778">BR2442812132594</text:p>
        </text:list-item>
        <text:list-item>
          <text:p text:style-name="P779">BR245504029548K</text:p>
        </text:list-item>
        <text:list-item>
          <text:p text:style-name="P780">BR244948604022B</text:p>
        </text:list-item>
        <text:list-item>
          <text:p text:style-name="P781">BR245608420020B</text:p>
        </text:list-item>
        <text:list-item>
          <text:p text:style-name="P782">BR2466279052413</text:p>
        </text:list-item>
        <text:list-item>
          <text:p text:style-name="P783">BR240435756625S</text:p>
        </text:list-item>
        <text:list-item>
          <text:p text:style-name="P784">BR2431970127456</text:p>
        </text:list-item>
        <text:list-item>
          <text:p text:style-name="P785">BR246196677149B</text:p>
        </text:list-item>
        <text:list-item>
          <text:p text:style-name="P786">BR2489705933225</text:p>
        </text:list-item>
        <text:list-item>
          <text:p text:style-name="P787">BR240215189147K</text:p>
        </text:list-item>
        <text:list-item>
          <text:p text:style-name="P788">BR2470436277529</text:p>
        </text:list-item>
        <text:list-item>
          <text:p text:style-name="P789">BR244929370380P</text:p>
        </text:list-item>
        <text:list-item>
          <text:p text:style-name="P790">BR245374633554A</text:p>
        </text:list-item>
        <text:list-item>
          <text:p text:style-name="P791">BR248232011424W</text:p>
        </text:list-item>
        <text:list-item>
          <text:p text:style-name="P792">BR242746121794M</text:p>
        </text:list-item>
        <text:list-item>
          <text:p text:style-name="P793">BR2452920981222</text:p>
        </text:list-item>
        <text:list-item>
          <text:p text:style-name="P794">BR247837628937R</text:p>
        </text:list-item>
        <text:list-item>
          <text:p text:style-name="P795">BR2430866082957</text:p>
        </text:list-item>
        <text:list-item>
          <text:p text:style-name="P796">BR244281925892A</text:p>
        </text:list-item>
        <text:list-item>
          <text:p text:style-name="P797">BR249924268528E</text:p>
        </text:list-item>
        <text:list-item>
          <text:p text:style-name="P798">BR247163301270P</text:p>
        </text:list-item>
        <text:list-item>
          <text:p text:style-name="P799">BR2431516139069</text:p>
        </text:list-item>
        <text:list-item>
          <text:p text:style-name="P800">BR242532282121A</text:p>
        </text:list-item>
        <text:list-item>
          <text:p text:style-name="P801">BR2499844385940</text:p>
        </text:list-item>
        <text:list-item>
          <text:p text:style-name="P802">BR243639002073W</text:p>
        </text:list-item>
        <text:list-item>
          <text:p text:style-name="P803">BR246749500752X</text:p>
        </text:list-item>
        <text:list-item>
          <text:p text:style-name="P804">BR2461504138373</text:p>
        </text:list-item>
        <text:list-item>
          <text:p text:style-name="P805">BR241459606985M</text:p>
        </text:list-item>
        <text:list-item>
          <text:p text:style-name="P806">BR243228218736F</text:p>
        </text:list-item>
        <text:list-item>
          <text:p text:style-name="P807">BR248425181650Z</text:p>
        </text:list-item>
        <text:list-item>
          <text:p text:style-name="P808">BR248379656847U</text:p>
        </text:list-item>
        <text:list-item>
          <text:p text:style-name="P809">BR2450906056346</text:p>
        </text:list-item>
        <text:list-item>
          <text:p text:style-name="P810">BR247399866895A</text:p>
        </text:list-item>
        <text:list-item>
          <text:p text:style-name="P811">BR2492150130853</text:p>
        </text:list-item>
        <text:list-item>
          <text:p text:style-name="P812">BR246923066980O</text:p>
        </text:list-item>
        <text:list-item>
          <text:p text:style-name="P813">BR2485209604855</text:p>
        </text:list-item>
        <text:list-item>
          <text:p text:style-name="P814">BR248874654471A</text:p>
        </text:list-item>
        <text:list-item>
          <text:p text:style-name="P815">BR240888057455A</text:p>
        </text:list-item>
        <text:list-item>
          <text:p text:style-name="P816">BR241283801287J</text:p>
        </text:list-item>
        <text:list-item>
          <text:p text:style-name="P817">BR240819679053V</text:p>
        </text:list-item>
        <text:list-item>
          <text:p text:style-name="P818">BR248795535045P</text:p>
        </text:list-item>
        <text:list-item>
          <text:p text:style-name="P819">BR240751038639M</text:p>
        </text:list-item>
        <text:list-item>
          <text:p text:style-name="P820">BR241183588194H</text:p>
        </text:list-item>
        <text:list-item>
          <text:p text:style-name="P821">BR244141546090L</text:p>
        </text:list-item>
        <text:list-item>
          <text:p text:style-name="P822">BR241391113190M</text:p>
        </text:list-item>
        <text:list-item>
          <text:p text:style-name="P823">BR246187932493F</text:p>
        </text:list-item>
        <text:list-item>
          <text:p text:style-name="P824">BR243889831190P</text:p>
        </text:list-item>
        <text:list-item>
          <text:p text:style-name="P825">BR246619812952J</text:p>
        </text:list-item>
        <text:list-item>
          <text:p text:style-name="P826">BR2451110944705</text:p>
        </text:list-item>
        <text:list-item>
          <text:p text:style-name="P827">BR245667196264N</text:p>
        </text:list-item>
        <text:list-item>
          <text:p text:style-name="P828">BR240795240416C</text:p>
        </text:list-item>
        <text:list-item>
          <text:p text:style-name="P829">BR2489779255619</text:p>
        </text:list-item>
        <text:list-item>
          <text:p text:style-name="P830">BR246493692645B</text:p>
        </text:list-item>
        <text:list-item>
          <text:p text:style-name="P831">BR2479122385363</text:p>
        </text:list-item>
        <text:list-item>
          <text:p text:style-name="P832">BR246682690956J</text:p>
        </text:list-item>
        <text:list-item>
          <text:p text:style-name="P833">BR246447838963G</text:p>
        </text:list-item>
        <text:list-item>
          <text:p text:style-name="P834">BR247455788272A</text:p>
        </text:list-item>
        <text:list-item>
          <text:p text:style-name="P835">BR242223212834V</text:p>
        </text:list-item>
        <text:list-item>
          <text:p text:style-name="P836">BR2417325269982</text:p>
        </text:list-item>
        <text:list-item>
          <text:p text:style-name="P837">BR2421776009172</text:p>
        </text:list-item>
        <text:list-item>
          <text:p text:style-name="P838">BR240912234410M</text:p>
        </text:list-item>
        <text:list-item>
          <text:p text:style-name="P839">BR243780523374I</text:p>
        </text:list-item>
        <text:list-item>
          <text:p text:style-name="P840">BR241503530015B</text:p>
        </text:list-item>
        <text:list-item>
          <text:p text:style-name="P841">BR2405567695555</text:p>
        </text:list-item>
        <text:list-item>
          <text:p text:style-name="P842">BR249671327578V</text:p>
        </text:list-item>
        <text:list-item>
          <text:p text:style-name="P843">BR246081254997B</text:p>
        </text:list-item>
        <text:list-item>
          <text:p text:style-name="P844">BR249248037458M</text:p>
        </text:list-item>
        <text:list-item>
          <text:p text:style-name="P845">BR246171296428R</text:p>
        </text:list-item>
        <text:list-item>
          <text:p text:style-name="P846">BR2481123956092</text:p>
        </text:list-item>
        <text:list-item>
          <text:p text:style-name="P847">BR2412181847964</text:p>
        </text:list-item>
        <text:list-item>
          <text:p text:style-name="P848">BR241922991219T</text:p>
        </text:list-item>
        <text:list-item>
          <text:p text:style-name="P849">BR245409860115Q</text:p>
        </text:list-item>
        <text:list-item>
          <text:p text:style-name="P850">BR249120291776O</text:p>
        </text:list-item>
        <text:list-item>
          <text:p text:style-name="P851">BR245780249644W</text:p>
        </text:list-item>
        <text:list-item>
          <text:p text:style-name="P852">BR245101916327X</text:p>
        </text:list-item>
        <text:list-item>
          <text:p text:style-name="P853">BR246073669008O</text:p>
        </text:list-item>
        <text:list-item>
          <text:p text:style-name="P854">BR246681640319G</text:p>
        </text:list-item>
        <text:list-item>
          <text:p text:style-name="P855">BR249630006373W</text:p>
        </text:list-item>
        <text:list-item>
          <text:p text:style-name="P856">BR245928388894T</text:p>
        </text:list-item>
        <text:list-item>
          <text:p text:style-name="P857">BR245313489283I</text:p>
        </text:list-item>
        <text:list-item>
          <text:p text:style-name="P858">BR244810787926L</text:p>
        </text:list-item>
        <text:list-item>
          <text:p text:style-name="P859">BR2422267100209</text:p>
        </text:list-item>
        <text:list-item>
          <text:p text:style-name="P860">BR249379793409M</text:p>
        </text:list-item>
        <text:list-item>
          <text:p text:style-name="P861">BR248272738358X</text:p>
        </text:list-item>
        <text:list-item>
          <text:p text:style-name="P862">BR241706322579T</text:p>
        </text:list-item>
        <text:list-item>
          <text:p text:style-name="P863">BR2410246559607</text:p>
        </text:list-item>
        <text:list-item>
          <text:p text:style-name="P864">BR242125718487W</text:p>
        </text:list-item>
        <text:list-item>
          <text:p text:style-name="P865">BR246207077078H</text:p>
        </text:list-item>
        <text:list-item>
          <text:p text:style-name="P866">BR248464707173D</text:p>
        </text:list-item>
        <text:list-item>
          <text:p text:style-name="P867">BR244229230642B</text:p>
        </text:list-item>
        <text:list-item>
          <text:p text:style-name="P868">BR245603746547F</text:p>
        </text:list-item>
        <text:list-item>
          <text:p text:style-name="P869">BR244482927939J</text:p>
        </text:list-item>
        <text:list-item>
          <text:p text:style-name="P870">BR249844773304T</text:p>
        </text:list-item>
        <text:list-item>
          <text:p text:style-name="P871">BR242964892870T</text:p>
        </text:list-item>
        <text:list-item>
          <text:p text:style-name="P872">BR245541520890I</text:p>
        </text:list-item>
        <text:list-item>
          <text:p text:style-name="P873">BR2469282470337</text:p>
        </text:list-item>
        <text:list-item>
          <text:p text:style-name="P874">BR2491393718095</text:p>
        </text:list-item>
        <text:list-item>
          <text:p text:style-name="P875">BR243085044231U</text:p>
        </text:list-item>
        <text:list-item>
          <text:p text:style-name="P876">BR241653438968J</text:p>
        </text:list-item>
        <text:list-item>
          <text:p text:style-name="P877">BR245787177222D</text:p>
        </text:list-item>
        <text:list-item>
          <text:p text:style-name="P878">BR2420821862498</text:p>
        </text:list-item>
        <text:list-item>
          <text:p text:style-name="P879">BR247161456149M</text:p>
        </text:list-item>
        <text:list-item>
          <text:p text:style-name="P880">BR247229045129A</text:p>
        </text:list-item>
        <text:list-item>
          <text:p text:style-name="P881">BR247691756244R</text:p>
        </text:list-item>
        <text:list-item>
          <text:p text:style-name="P882">BR247255946014P</text:p>
        </text:list-item>
        <text:list-item>
          <text:p text:style-name="P883">BR244144615641T</text:p>
        </text:list-item>
        <text:list-item>
          <text:p text:style-name="P884">BR242690229318O</text:p>
        </text:list-item>
        <text:list-item>
          <text:p text:style-name="P885">BR241779162675S</text:p>
        </text:list-item>
        <text:list-item>
          <text:p text:style-name="P886">BR2426917318282</text:p>
        </text:list-item>
        <text:list-item>
          <text:p text:style-name="P887">BR240639111537P</text:p>
        </text:list-item>
        <text:list-item>
          <text:p text:style-name="P888">BR242847513860N</text:p>
        </text:list-item>
        <text:list-item>
          <text:p text:style-name="P889">BR246229568722I</text:p>
        </text:list-item>
        <text:list-item>
          <text:p text:style-name="P890">BR2429188300867</text:p>
        </text:list-item>
        <text:list-item>
          <text:p text:style-name="P891">BR245237618359S</text:p>
        </text:list-item>
        <text:list-item>
          <text:p text:style-name="P892">BR242877611146V</text:p>
        </text:list-item>
        <text:list-item>
          <text:p text:style-name="P893">BR249628139760K</text:p>
        </text:list-item>
        <text:list-item>
          <text:p text:style-name="P894">BR240174346400S</text:p>
        </text:list-item>
        <text:list-item>
          <text:p text:style-name="P895">BR246348630783G</text:p>
        </text:list-item>
        <text:list-item>
          <text:p text:style-name="P896">BR246953574759C</text:p>
        </text:list-item>
        <text:list-item>
          <text:p text:style-name="P897">BR245253081407P</text:p>
        </text:list-item>
        <text:list-item>
          <text:p text:style-name="P898">BR241553585523H</text:p>
        </text:list-item>
        <text:list-item>
          <text:p text:style-name="P899">BR244869415022P</text:p>
        </text:list-item>
        <text:list-item>
          <text:p text:style-name="P900">BR247333281456C</text:p>
        </text:list-item>
        <text:list-item>
          <text:p text:style-name="P901">BR247766346417H</text:p>
        </text:list-item>
        <text:list-item>
          <text:p text:style-name="P902">BR240359464108V</text:p>
        </text:list-item>
        <text:list-item>
          <text:p text:style-name="P903">BR242063975093Q</text:p>
        </text:list-item>
        <text:list-item>
          <text:p text:style-name="P904">BR247602527767U</text:p>
        </text:list-item>
        <text:list-item>
          <text:p text:style-name="P905">BR248036204502X</text:p>
        </text:list-item>
        <text:list-item>
          <text:p text:style-name="P906">BR241033367948X</text:p>
        </text:list-item>
        <text:list-item>
          <text:p text:style-name="P907">BR248776369851T</text:p>
        </text:list-item>
        <text:list-item>
          <text:p text:style-name="P908">BR249167926342S</text:p>
        </text:list-item>
        <text:list-item>
          <text:p text:style-name="P909">BR242907452868Y</text:p>
        </text:list-item>
        <text:list-item>
          <text:p text:style-name="P910">BR241219032554Z</text:p>
        </text:list-item>
        <text:list-item>
          <text:p text:style-name="P911">BR240283848290O</text:p>
        </text:list-item>
        <text:list-item>
          <text:p text:style-name="P912">BR2411888384101</text:p>
        </text:list-item>
        <text:list-item>
          <text:p text:style-name="P913">BR2436550186957</text:p>
        </text:list-item>
        <text:list-item>
          <text:p text:style-name="P914">BR248404664331W</text:p>
        </text:list-item>
        <text:list-item>
          <text:p text:style-name="P915">BR247551242357R</text:p>
        </text:list-item>
        <text:list-item>
          <text:p text:style-name="P916">BR245320883715T</text:p>
        </text:list-item>
        <text:list-item>
          <text:p text:style-name="P917">BR243224002522Q</text:p>
        </text:list-item>
        <text:list-item>
          <text:p text:style-name="P918">BR245739273677P</text:p>
        </text:list-item>
        <text:list-item>
          <text:p text:style-name="P919">BR2496546605342</text:p>
        </text:list-item>
        <text:list-item>
          <text:p text:style-name="P920">BR246824903285A</text:p>
        </text:list-item>
        <text:list-item>
          <text:p text:style-name="P921">BR242496413267Z</text:p>
        </text:list-item>
        <text:list-item>
          <text:p text:style-name="P922">BR243454046452E</text:p>
        </text:list-item>
        <text:list-item>
          <text:p text:style-name="P923">BR243782555089D</text:p>
        </text:list-item>
        <text:list-item>
          <text:p text:style-name="P924">BR244684402625K</text:p>
        </text:list-item>
        <text:list-item>
          <text:p text:style-name="P925">BR242328298544J</text:p>
        </text:list-item>
        <text:list-item>
          <text:p text:style-name="P926">BR247044156636Y</text:p>
        </text:list-item>
        <text:list-item>
          <text:p text:style-name="P927">BR247988434930O</text:p>
        </text:list-item>
        <text:list-item>
          <text:p text:style-name="P928">BR241016492570A</text:p>
        </text:list-item>
        <text:list-item>
          <text:p text:style-name="P929">BR2438581450326</text:p>
        </text:list-item>
        <text:list-item>
          <text:p text:style-name="P930">BR241521776105C</text:p>
        </text:list-item>
        <text:list-item>
          <text:p text:style-name="P931">BR2425529943380</text:p>
        </text:list-item>
        <text:list-item>
          <text:p text:style-name="P932">BR249518673003G</text:p>
        </text:list-item>
        <text:list-item>
          <text:p text:style-name="P933">BR246840394928P</text:p>
        </text:list-item>
        <text:list-item>
          <text:p text:style-name="P934">BR244992553145I</text:p>
        </text:list-item>
        <text:list-item>
          <text:p text:style-name="P935">BR2465417218197</text:p>
        </text:list-item>
        <text:list-item>
          <text:p text:style-name="P936">BR2472254463804</text:p>
        </text:list-item>
        <text:list-item>
          <text:p text:style-name="P937">BR249212442834U</text:p>
        </text:list-item>
        <text:list-item>
          <text:p text:style-name="P938">BR243039371100X</text:p>
        </text:list-item>
        <text:list-item>
          <text:p text:style-name="P939">BR244722846330F</text:p>
        </text:list-item>
        <text:list-item>
          <text:p text:style-name="P940">BR248302155652G</text:p>
        </text:list-item>
        <text:list-item>
          <text:p text:style-name="P941">BR240773804199Y</text:p>
        </text:list-item>
        <text:list-item>
          <text:p text:style-name="P942">BR242450298468L</text:p>
        </text:list-item>
        <text:list-item>
          <text:p text:style-name="P943">BR249965497396H</text:p>
        </text:list-item>
        <text:list-item>
          <text:p text:style-name="P944">BR246303022034L</text:p>
        </text:list-item>
        <text:list-item>
          <text:p text:style-name="P945">BR246138561291V</text:p>
        </text:list-item>
        <text:list-item>
          <text:p text:style-name="P946">BR244310347410Q</text:p>
        </text:list-item>
        <text:list-item>
          <text:p text:style-name="P947">BR240745206664F</text:p>
        </text:list-item>
        <text:list-item>
          <text:p text:style-name="P948">BR247813699531T</text:p>
        </text:list-item>
        <text:list-item>
          <text:p text:style-name="P949">BR2404734896861</text:p>
        </text:list-item>
        <text:list-item>
          <text:p text:style-name="P950">BR247295454077W</text:p>
        </text:list-item>
        <text:list-item>
          <text:p text:style-name="P951">BR249432398827W</text:p>
        </text:list-item>
        <text:list-item>
          <text:p text:style-name="P952">BR243693860403H</text:p>
        </text:list-item>
        <text:list-item>
          <text:p text:style-name="P953">BR247671962451X</text:p>
        </text:list-item>
        <text:list-item>
          <text:p text:style-name="P954">BR247293166520U</text:p>
        </text:list-item>
        <text:list-item>
          <text:p text:style-name="P955">BR242654148248M</text:p>
        </text:list-item>
        <text:list-item>
          <text:p text:style-name="P956">BR241258614409R</text:p>
        </text:list-item>
        <text:list-item>
          <text:p text:style-name="P957">BR2451770168027</text:p>
        </text:list-item>
        <text:list-item>
          <text:p text:style-name="P958">BR247690786771G</text:p>
        </text:list-item>
        <text:list-item>
          <text:p text:style-name="P959">BR246626181875B</text:p>
        </text:list-item>
        <text:list-item>
          <text:p text:style-name="P960">BR242237198862S</text:p>
        </text:list-item>
        <text:list-item>
          <text:p text:style-name="P961">BR244742940815B</text:p>
        </text:list-item>
        <text:list-item>
          <text:p text:style-name="P962">BR242505940428K</text:p>
        </text:list-item>
        <text:list-item>
          <text:p text:style-name="P963">BR2462989303556</text:p>
        </text:list-item>
        <text:list-item>
          <text:p text:style-name="P964">BR244060453170N</text:p>
        </text:list-item>
        <text:list-item>
          <text:p text:style-name="P965">BR240180958578K</text:p>
        </text:list-item>
        <text:list-item>
          <text:p text:style-name="P966">BR244981816120P</text:p>
        </text:list-item>
        <text:list-item>
          <text:p text:style-name="P967">BR241711962387E</text:p>
        </text:list-item>
        <text:list-item>
          <text:p text:style-name="P968">BR248762096670H</text:p>
        </text:list-item>
        <text:list-item>
          <text:p text:style-name="P969">BR241874131121I</text:p>
        </text:list-item>
        <text:list-item>
          <text:p text:style-name="P970">BR243370141097C</text:p>
        </text:list-item>
        <text:list-item>
          <text:p text:style-name="P971">BR245955836163J</text:p>
        </text:list-item>
        <text:list-item>
          <text:p text:style-name="P972">BR248551721018R</text:p>
        </text:list-item>
        <text:list-item>
          <text:p text:style-name="P973">BR248578287470M</text:p>
        </text:list-item>
        <text:list-item>
          <text:p text:style-name="P974">BR244073112892T</text:p>
        </text:list-item>
        <text:list-item>
          <text:p text:style-name="P975">BR242062857519Q</text:p>
        </text:list-item>
        <text:list-item>
          <text:p text:style-name="P976">BR242429526550P</text:p>
        </text:list-item>
        <text:list-item>
          <text:p text:style-name="P977">BR247560208904Q</text:p>
        </text:list-item>
        <text:list-item>
          <text:p text:style-name="P978">BR246114945995D</text:p>
        </text:list-item>
        <text:list-item>
          <text:p text:style-name="P979">BR2437967578188</text:p>
        </text:list-item>
        <text:list-item>
          <text:p text:style-name="P980">BR240954030272K</text:p>
        </text:list-item>
        <text:list-item>
          <text:p text:style-name="P981">BR247777384406G</text:p>
        </text:list-item>
        <text:list-item>
          <text:p text:style-name="P982">BR247250963696O</text:p>
        </text:list-item>
        <text:list-item>
          <text:p text:style-name="P983">BR242815286261O</text:p>
        </text:list-item>
        <text:list-item>
          <text:p text:style-name="P984">BR247814396710R</text:p>
        </text:list-item>
        <text:list-item>
          <text:p text:style-name="P985">BR243168632498Q</text:p>
        </text:list-item>
        <text:list-item>
          <text:p text:style-name="P986">BR245188347568X</text:p>
        </text:list-item>
        <text:list-item>
          <text:p text:style-name="P987">BR247224569642Z</text:p>
        </text:list-item>
        <text:list-item>
          <text:p text:style-name="P988">BR247847128685N</text:p>
        </text:list-item>
        <text:list-item>
          <text:p text:style-name="P989">BR2470555632660</text:p>
        </text:list-item>
        <text:list-item>
          <text:p text:style-name="P990">BR243575090371R</text:p>
        </text:list-item>
        <text:list-item>
          <text:p text:style-name="P991">BR246164504675J</text:p>
        </text:list-item>
        <text:list-item>
          <text:p text:style-name="P992">BR248711356342G</text:p>
        </text:list-item>
        <text:list-item>
          <text:p text:style-name="P993">BR240272487031M</text:p>
        </text:list-item>
        <text:list-item>
          <text:p text:style-name="P994">BR246655975910Y</text:p>
        </text:list-item>
        <text:list-item>
          <text:p text:style-name="P995">BR242810462462F</text:p>
        </text:list-item>
        <text:list-item>
          <text:p text:style-name="P996">BR244588609721K</text:p>
        </text:list-item>
        <text:list-item>
          <text:p text:style-name="P997">BR247809633170W</text:p>
        </text:list-item>
        <text:list-item>
          <text:p text:style-name="P998">BR244839825165N</text:p>
        </text:list-item>
        <text:list-item>
          <text:p text:style-name="P999">BR241643658953Q</text:p>
        </text:list-item>
        <text:list-item>
          <text:p text:style-name="P1000">BR249285616606L</text:p>
        </text:list-item>
        <text:list-item>
          <text:p text:style-name="P1001">BR243245356440R</text:p>
        </text:list-item>
        <text:list-item>
          <text:p text:style-name="P1002">BR248943245934L</text:p>
        </text:list-item>
        <text:list-item>
          <text:p text:style-name="P1003">BR242467473084S</text:p>
        </text:list-item>
        <text:list-item>
          <text:p text:style-name="P1004">BR245264518875R</text:p>
        </text:list-item>
        <text:list-item>
          <text:p text:style-name="P1005">BR244722965370J</text:p>
        </text:list-item>
        <text:list-item>
          <text:p text:style-name="P1006">BR245453823254I</text:p>
        </text:list-item>
        <text:list-item>
          <text:p text:style-name="P1007">BR244277631203H</text:p>
        </text:list-item>
        <text:list-item>
          <text:p text:style-name="P1008">BR248715694406U</text:p>
        </text:list-item>
        <text:list-item>
          <text:p text:style-name="P1009">BR244945815710O</text:p>
        </text:list-item>
        <text:list-item>
          <text:p text:style-name="P1010">BR243896848431V</text:p>
        </text:list-item>
        <text:list-item>
          <text:p text:style-name="P1011">BR242752066321X</text:p>
        </text:list-item>
        <text:list-item>
          <text:p text:style-name="P1012">BR241405860613F</text:p>
        </text:list-item>
        <text:list-item>
          <text:p text:style-name="P1013">BR2479129116230</text:p>
        </text:list-item>
        <text:list-item>
          <text:p text:style-name="P1014">BR247792759125E</text:p>
        </text:list-item>
        <text:list-item>
          <text:p text:style-name="P1015">BR241902381824K</text:p>
        </text:list-item>
        <text:list-item>
          <text:p text:style-name="P1016">BR245137721073T</text:p>
        </text:list-item>
        <text:list-item>
          <text:p text:style-name="P1017">BR244405204483R</text:p>
        </text:list-item>
        <text:list-item>
          <text:p text:style-name="P1018">BR241165713950O</text:p>
        </text:list-item>
        <text:list-item>
          <text:p text:style-name="P1019">BR245337846328J</text:p>
        </text:list-item>
        <text:list-item>
          <text:p text:style-name="P1020">BR249332388959N</text:p>
        </text:list-item>
        <text:list-item>
          <text:p text:style-name="P1021">BR246409454029K</text:p>
        </text:list-item>
        <text:list-item>
          <text:p text:style-name="P1022"><text:span text:style-name="T1023">BR245670231443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6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86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631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6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6T19:03:00Z</meta:creation-date>
    <dc:date>2024-07-16T19:03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3" meta:paragraph-count="22" meta:word-count="1792" meta:character-count="11450" meta:row-count="80" meta:non-whitespace-character-count="9680"/>
  </office:meta>
</office:document-meta>
</file>